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LANO RIMACHI, XIOMARA EMPERATR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LANO RIMACHI, XIOMARA EMPERATR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8193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BALLERO POZO, WIL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10893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0:58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